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styles.xml" manifest:media-type="text/xml"/>
  <manifest:file-entry manifest:full-path="Object 2/settings.xml" manifest:media-type="text/xml"/>
  <manifest:file-entry manifest:full-path="Object 2/Pictures/10000001000001910000012D77E3DA11.png" manifest:media-type="image/png"/>
  <manifest:file-entry manifest:full-path="Object 2/Pictures/1000235A0000297200001F1CF0C9E097.svg" manifest:media-type="image/svg+xml"/>
  <manifest:file-entry manifest:full-path="Object 2/content.xml" manifest:media-type="text/xml"/>
  <manifest:file-entry manifest:full-path="Object 2/styles.xml" manifest:media-type="text/xml"/>
  <manifest:file-entry manifest:full-path="Object 2/" manifest:version="1.3" manifest:media-type="application/vnd.oasis.opendocument.graphics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Ligera" style:font-family-generic="modern" style:font-pitch="fixed"/>
    <style:font-face style:name="Courier New2" svg:font-family="'Courier New'" style:font-adornments="Ligera" style:font-family-generic="modern" style:font-pitch="variable"/>
    <style:font-face style:name="Courier New3" svg:font-family="'Courier New'" style:font-adornments="Regular" style:font-family-generic="modern" style:font-pitch="fixed"/>
    <style:font-face style:name="Courier New4" svg:font-family="'Courier New'" style:font-adornments="Regular" style:font-family-generic="modern" style:font-pitch="variable"/>
    <style:font-face style:name="Courier New5" svg:font-family="'Courier New'" style:font-family-generic="moder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adornments="Book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onospace" svg:font-family="Monospace" style:font-pitch="fixed"/>
    <style:font-face style:name="Monospace1" svg:font-family="Monospace" style:font-adornments="Regular" style:font-pitch="fixed"/>
    <style:font-face style:name="Monospace2" svg:font-family="Monospace" style:font-adornments="Regular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swiss" style:font-pitch="variable"/>
    <style:font-face style:name="Noto Sans Mono1" svg:font-family="'Noto Sans Mono'" style:font-family-generic="swiss" style:font-pitch="fixed"/>
    <style:font-face style:name="Noto Sans Mono2" svg:font-family="'Noto Sans Mono'" style:font-adornments="Regular" style:font-family-generic="swiss" style:font-pitch="fixed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pitch="variable"/>
    <style:font-face style:name="Noto Sans Regular4" svg:font-family="'Noto Sans Regular'" style:font-family-generic="moder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Open Sans2" svg:font-family="'Open Sans'" style:font-adornments="Regular" style:font-pitch="variable"/>
    <style:font-face style:name="Open Sans3" svg:font-family="'Open Sans'" style:font-adornments="Regular" style:font-family-generic="modern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family-generic="modern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Source Sans Pro3" svg:font-family="'Source Sans Pro'" style:font-adornments="Regular" style:font-family-generic="swiss"/>
    <style:font-face style:name="Source Sans Pro4" svg:font-family="'Source Sans Pro'" style:font-family-generic="swiss"/>
    <style:font-face style:name="Source Sans Pro5" svg:font-family="'Source Sans Pro'" style:font-family-generic="moder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fals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draw:fill="solid" draw:fill-color="#eeeeee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81cm" fo:min-width="20.59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4cm" fo:min-width="24.7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77cm" fo:min-width="17.90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4cm" fo:min-width="7.584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5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33cm" fo:min-width="24.71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15cm" fo:min-width="20.59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3cm" fo:min-width="13.84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3cm" fo:min-width="14.09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05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8cm" fo:min-width="0cm" loext:decorative="false"/>
      <style:paragraph-properties style:writing-mode="lr-tb"/>
    </style:style>
    <style:style style:name="gr14" style:family="graphic" style:parent-style-name="standard">
      <style:graphic-properties draw:stroke="none" draw:fill="none" loext:decorative="false"/>
      <style:paragraph-properties style:writing-mode="lr-tb"/>
    </style:style>
    <style:style style:name="gr15" style:family="graphic" style:parent-style-name="standard">
      <style:graphic-properties ch2_options="{'Style': 'libreoffice-classic', 'Language': 'Go', 'UseCharStyles': False, 'LineNumberRatio': 100, 'LineNumberStart': 1, 'MasterCharStyle': '', 'ShowLineNumbers': 0, 'ColourizeBackground': 0, 'LineNumberSeparator': '  ', 'LineNumberPaddingSymbol': '', 'StoreOptionsWithSnippet': 1}" draw:stroke="none" svg:stroke-color="#000000" draw:fill="none" draw:fill-color="#ffffff" draw:textarea-horizontal-align="left" draw:auto-grow-height="true" draw:auto-grow-width="false" fo:min-height="11.865cm" fo:min-width="0cm" loext:decorative="false"/>
      <style:paragraph-properties style:writing-mode="lr-tb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outline1">
      <style:graphic-properties fo:min-height="13.25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 loext:decorative="false"/>
      <style:paragraph-properties style:writing-mode="lr-tb"/>
    </style:style>
    <style:style style:name="P1" style:family="paragraph">
      <style:text-properties style:font-name="Courier New" fo:font-weight="bold" style:font-weight-asian="bold" style:font-weight-complex="bold"/>
    </style:style>
    <style:style style:name="P2" style:family="paragraph">
      <style:text-properties style:font-name="Open Sans" fo:font-size="40pt" style:font-size-asian="40pt" style:font-size-complex="40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paragraph-properties fo:text-align="start" loext:tab-stop-distance="0cm">
        <style:tab-stops/>
      </style:paragraph-properties>
    </style:style>
    <style:style style:name="P5" style:family="paragraph">
      <loext:graphic-properties draw:fill="none" draw:fill-color="#ffffff"/>
      <style:text-properties style:use-window-font-color="true" loext:opacity="0%" style:font-name="Monospace" fo:font-size="19pt" style:font-size-asian="19pt" style:font-size-complex="19pt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P7" style:family="paragraph">
      <loext:graphic-properties draw:fill-color="#ffffff"/>
      <style:text-properties fo:font-size="20pt" style:font-size-asian="20pt" style:font-size-complex="20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text-properties style:font-name="Monospace" fo:font-size="18pt" style:font-size-asian="18pt" style:font-size-complex="18pt"/>
    </style:style>
    <style:style style:name="P10" style:family="paragraph">
      <style:paragraph-properties fo:margin-top="0cm" fo:margin-bottom="0.584cm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text-properties style:font-name="Courier New"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style:font-name="Courier New"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none" draw:fill-color="#ffffff"/>
      <style:text-properties fo:font-size="21pt" style:font-size-asian="21pt" style:font-size-complex="21pt"/>
    </style:style>
    <style:style style:name="P15" style:family="paragraph">
      <loext:graphic-properties draw:fill="none" draw:fill-color="#ffffff"/>
      <style:text-properties style:font-name="Monospace" fo:font-size="16pt" style:font-size-asian="16pt" style:font-size-complex="16pt"/>
    </style:style>
    <style:style style:name="P16" style:family="paragraph">
      <loext:graphic-properties draw:fill="none"/>
      <style:text-properties fo:font-size="12pt"/>
    </style:style>
    <style:style style:name="P17" style:family="paragraph">
      <style:paragraph-properties fo:margin-left="0cm" fo:margin-right="0cm" fo:margin-top="0cm" fo:margin-bottom="0.296cm" fo:text-indent="0cm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style:text-properties style:font-name="Courier New" fo:font-size="14.5pt" fo:font-weight="bold" style:font-size-asian="14.5pt" style:font-weight-asian="bold" style:font-size-complex="14.5pt" style:font-weight-complex="bold"/>
    </style:style>
    <style:style style:name="P20" style:family="paragraph">
      <style:paragraph-properties fo:margin-left="0cm" fo:margin-right="0cm" fo:margin-top="0cm" fo:margin-bottom="0cm" fo:line-height="100%" fo:text-indent="0cm"/>
      <style:text-properties style:font-name="Courier New" fo:font-size="14.5pt" fo:font-weight="bold" style:font-size-asian="14.5pt" style:font-weight-asian="bold" style:font-size-complex="14.5pt" style:font-weight-complex="bold"/>
    </style:style>
    <style:style style:name="P21" style:family="paragraph">
      <loext:graphic-properties draw:fill="none" draw:fill-color="#ffffff"/>
      <style:text-properties style:font-name="Courier New" fo:font-size="14.5pt" fo:font-weight="bold" style:font-size-asian="14.5pt" style:font-weight-asian="bold" style:font-size-complex="14.5pt" style:font-weight-complex="bold"/>
    </style:style>
    <style:style style:name="T1" style:family="text">
      <style:text-properties style:font-name="Courier New" fo:font-weight="bold" style:font-weight-asian="bold" style:font-weight-complex="bold"/>
    </style:style>
    <style:style style:name="T2" style:family="text">
      <style:text-properties style:font-name="Open Sans" fo:font-size="40pt" style:font-size-asian="40pt" style:font-size-complex="40pt"/>
    </style:style>
    <style:style style:name="T3" style:family="text">
      <style:text-properties fo:color="#ffffff" loext:opacity="100%" style:text-outline="false" style:text-line-through-style="none" style:text-line-through-type="none" style:font-name="Open Sans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Monospace" fo:font-size="19pt" fo:font-style="normal" fo:text-shadow="none" style:text-underline-style="none" fo:font-weight="bold" style:letter-kerning="true" style:font-size-asian="19pt" style:font-style-asian="normal" style:font-weight-asian="bold" style:font-size-complex="19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Monospace" fo:font-size="19pt" fo:font-style="normal" fo:text-shadow="none" style:text-underline-style="none" fo:font-weight="normal" style:letter-kerning="true" style:font-size-asian="19pt" style:font-style-asian="normal" style:font-weight-asian="norm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e7f00" loext:opacity="100%" style:text-outline="false" style:text-line-through-style="none" style:text-line-through-type="none" style:font-name="Monospace" fo:font-size="19pt" fo:font-style="normal" fo:text-shadow="none" style:text-underline-style="none" fo:font-weight="normal" style:letter-kerning="true" style:font-size-asian="19pt" style:font-style-asian="normal" style:font-weight-asian="norm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7ffe" loext:opacity="100%" style:text-outline="false" style:text-line-through-style="none" style:text-line-through-type="none" style:font-name="Monospace" fo:font-size="19pt" fo:font-style="normal" fo:text-shadow="none" style:text-underline-style="none" fo:font-weight="bold" style:letter-kerning="true" style:font-size-asian="19pt" style:font-style-asian="normal" style:font-weight-asian="bold" style:font-size-complex="19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font-name="Monospace" fo:font-size="19pt" style:font-size-asian="19pt" style:font-size-complex="19pt"/>
    </style:style>
    <style:style style:name="T9" style:family="text">
      <style:text-properties style:use-window-font-color="true" loext:opacity="0%" style:font-name="Monospace" fo:font-size="19pt" fo:font-weight="bold" style:font-size-asian="19pt" style:font-weight-asian="bold" style:font-size-complex="19pt" style:font-weight-complex="bold"/>
    </style:style>
    <style:style style:name="T10" style:family="text">
      <style:text-properties fo:color="#007ffe" loext:opacity="100%" style:font-name="Monospace" fo:font-size="19pt" style:font-size-asian="19pt" style:font-size-complex="19pt"/>
    </style:style>
    <style:style style:name="T11" style:family="text">
      <style:text-properties style:use-window-font-color="true" loext:opacity="0%" style:font-name="Monospace" fo:font-size="19pt" fo:font-weight="normal" style:font-size-asian="19pt" style:font-weight-asian="normal" style:font-size-complex="19pt" style:font-weight-complex="normal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ff0000" loext:opacity="100%" style:text-outline="false" style:text-line-through-style="none" style:text-line-through-type="none" style:font-name="Monospace" fo:font-size="19pt" fo:font-style="normal" fo:text-shadow="none" style:text-underline-style="none" fo:font-weight="normal" style:letter-kerning="true" style:font-size-asian="19pt" style:font-style-asian="normal" style:font-weight-asian="norm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0000" loext:opacity="100%" style:font-name="Monospace" fo:font-size="19pt" style:font-size-asian="19pt" style:font-size-complex="19pt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Monospace" fo:font-size="18pt" fo:font-weight="bold" style:font-size-asian="18pt" style:font-weight-asian="bold" style:font-size-complex="18pt" style:font-weight-complex="bold"/>
    </style:style>
    <style:style style:name="T17" style:family="text">
      <style:text-properties style:font-name="Monospace" fo:font-size="18pt" style:font-size-asian="18pt" style:font-size-complex="18pt"/>
    </style:style>
    <style:style style:name="T18" style:family="text">
      <style:text-properties fo:color="#c9211e" loext:opacity="100%" style:font-name="Monospace" fo:font-size="18pt" style:font-size-asian="18pt" style:font-size-complex="18pt"/>
    </style:style>
    <style:style style:name="T19" style:family="text">
      <style:text-properties fo:color="#fe7f00" loext:opacity="100%" style:font-name="Monospace" fo:font-size="18pt" fo:font-weight="normal" style:font-size-asian="18pt" style:font-weight-asian="normal" style:font-size-complex="18pt" style:font-weight-complex="normal"/>
    </style:style>
    <style:style style:name="T20" style:family="text">
      <style:text-properties style:font-name="Monospace"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color="#007ffe" loext:opacity="100%" style:font-name="Monospace" fo:font-size="18pt" fo:font-weight="bold" style:font-size-asian="18pt" style:font-weight-asian="bold" style:font-size-complex="18pt" style:font-weight-complex="bold"/>
    </style:style>
    <style:style style:name="T22" style:family="text">
      <style:text-properties style:use-window-font-color="true" loext:opacity="0%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b000" loext:opacity="100%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c9211e" loext:opacity="100%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b000" loext:opacity="100%" style:font-name="Monospace" fo:font-size="18pt" style:font-size-asian="18pt" style:font-size-complex="18pt"/>
    </style:style>
    <style:style style:name="T27" style:family="text">
      <style:text-properties fo:color="#007ffe" loext:opacity="100%" style:font-name="Monospace" fo:font-size="18pt" style:font-size-asian="18pt" style:font-size-complex="18pt"/>
    </style:style>
    <style:style style:name="T28" style:family="text">
      <style:text-properties style:font-name="Source Sans Pro4" fo:font-size="16pt" fo:font-weight="normal" style:font-size-asian="16pt" style:font-weight-asian="normal" style:font-size-complex="16pt" style:font-weight-complex="normal"/>
    </style:style>
    <style:style style:name="T29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size="14pt" fo:font-weight="bold" style:font-size-asian="14pt" style:font-weight-asian="bold" style:font-size-complex="14pt" style:font-weight-complex="bold"/>
    </style:style>
    <style:style style:name="T31" style:family="text">
      <style:text-properties style:font-name="Courier New" fo:font-size="14pt" fo:font-weight="bold" style:font-size-asian="14pt" style:font-weight-asian="bold" style:font-size-complex="14pt" style:font-weight-complex="bold"/>
    </style:style>
    <style:style style:name="T32" style:family="text">
      <style:text-properties fo:font-size="21pt" style:font-size-asian="21pt" style:font-size-complex="21pt"/>
    </style:style>
    <style:style style:name="T33" style:family="text">
      <style:text-properties fo:font-size="21pt" fo:font-weight="bold" style:font-size-asian="21pt" style:font-weight-asian="bold" style:font-size-complex="21pt" style:font-weight-complex="bold"/>
    </style:style>
    <style:style style:name="T34" style:family="text">
      <style:text-properties style:use-window-font-color="true" loext:opacity="0%" style:text-outline="false" style:text-line-through-style="none" style:text-line-through-type="none" style:font-name="Monospace" fo:font-size="19pt" fo:font-style="normal" fo:text-shadow="none" style:text-underline-style="none" style:letter-kerning="true" style:font-size-asian="19pt" style:font-style-asian="normal" style:font-size-complex="19pt" style:font-style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loext:opacity="0%" style:font-name="Monospace" fo:font-size="18pt" fo:font-weight="bold" style:font-size-asian="18pt" style:font-weight-asian="bold" style:font-size-complex="18pt" style:font-weight-complex="bold"/>
    </style:style>
    <style:style style:name="T36" style:family="text">
      <style:text-properties style:use-window-font-color="true" loext:opacity="0%" style:font-name="Monospace" fo:font-size="18pt" style:font-size-asian="18pt" style:font-size-complex="18pt"/>
    </style:style>
    <style:style style:name="T37" style:family="text">
      <style:text-properties fo:color="#fe7f00" loext:opacity="100%" style:font-name="Monospace" fo:font-size="18pt" style:font-size-asian="18pt" style:font-size-complex="18pt"/>
    </style:style>
    <style:style style:name="T38" style:family="text">
      <style:text-properties fo:color="#dc0000" loext:opacity="100%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e47200" loext:opacity="100%" style:font-name="Monospace" fo:font-size="18pt" style:font-size-asian="18pt" style:font-size-complex="18pt"/>
    </style:style>
    <style:style style:name="T40" style:family="text">
      <style:text-properties style:font-name="Open Sans"/>
    </style:style>
    <style:style style:name="T41" style:family="text">
      <style:text-properties fo:color="#0000b0" loext:opacity="100%" style:font-name="Courier New" fo:font-weight="bold" style:font-weight-asian="bold" style:font-weight-complex="bold"/>
    </style:style>
    <style:style style:name="T42" style:family="text">
      <style:text-properties style:use-window-font-color="true" loext:opacity="0%" style:font-name="Monospace" fo:font-size="16pt" fo:font-weight="bold" style:font-size-asian="16pt" style:font-weight-asian="bold" style:font-size-complex="16pt" style:font-weight-complex="bold"/>
    </style:style>
    <style:style style:name="T43" style:family="text">
      <style:text-properties style:use-window-font-color="true" loext:opacity="0%" style:font-name="Monospace" fo:font-size="16pt" style:font-size-asian="16pt" style:font-size-complex="16pt"/>
    </style:style>
    <style:style style:name="T44" style:family="text">
      <style:text-properties fo:color="#007ffe" loext:opacity="100%" style:font-name="Monospace" fo:font-size="16pt" fo:font-weight="bold" style:font-size-asian="16pt" style:font-weight-asian="bold" style:font-size-complex="16pt" style:font-weight-complex="bold"/>
    </style:style>
    <style:style style:name="T45" style:family="text">
      <style:text-properties fo:color="#fe7f00" loext:opacity="100%" style:font-name="Monospace" fo:font-size="16pt" style:font-size-asian="16pt" style:font-size-complex="16pt"/>
    </style:style>
    <style:style style:name="T46" style:family="text">
      <style:text-properties fo:color="#dc0000" loext:opacity="100%" style:font-name="Monospace" fo:font-size="18pt" style:font-size-asian="18pt" style:font-size-complex="18pt"/>
    </style:style>
    <style:style style:name="T47" style:family="text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T48" style:family="text">
      <style:text-properties fo:color="#0000ff" loext:opacity="100%" fo:font-size="18pt" fo:font-weight="normal" style:font-size-asian="18pt" style:font-weight-asian="normal" style:font-size-complex="18pt" style:font-weight-complex="normal"/>
    </style:style>
    <style:style style:name="T49" style:family="text">
      <style:text-properties style:use-window-font-color="true" loext:opacity="0%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Courier New" fo:font-size="20pt" fo:font-weight="bold" style:font-size-asian="20pt" style:font-weight-asian="bold" style:font-size-complex="20pt" style:font-weight-complex="bold"/>
    </style:style>
    <style:style style:name="T51" style:family="text">
      <style:text-properties fo:font-size="20pt" fo:font-weight="normal" style:font-size-asian="20pt" style:font-weight-asian="normal" style:font-size-complex="20pt" style:font-weight-complex="normal"/>
    </style:style>
    <style:style style:name="T52" style:family="text">
      <style:text-properties style:font-name="Courier New" fo:font-size="20pt" fo:font-weight="normal" style:font-size-asian="20pt" style:font-weight-asian="normal" style:font-size-complex="20pt" style:font-weight-complex="normal"/>
    </style:style>
    <style:style style:name="T53" style:family="text">
      <style:text-properties fo:color="#0000ff" loext:opacity="100%" style:font-name="Courier New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40pt" fo:font-weight="bold" style:font-size-asian="40pt" style:font-weight-asian="bold" style:font-size-complex="40pt" style:font-weight-complex="bold"/>
    </style:style>
    <style:style style:name="T55" style:family="text">
      <style:text-properties fo:color="#000080" loext:opacity="100%" style:font-name="Courier New" fo:font-size="14.5pt" fo:language="zxx" fo:country="none" fo:font-style="normal" style:text-underline-style="none" fo:font-weight="bold" fo:background-color="transparent" style:font-size-asian="14.5pt" style:font-weight-asian="bold" style:font-size-complex="14.5pt" style:font-weight-complex="bold"/>
    </style:style>
    <style:style style:name="T56" style:family="text">
      <style:text-properties fo:color="#008000" loext:opacity="100%" style:font-name="Courier New" fo:font-size="14.5pt" fo:language="zxx" fo:country="none" fo:font-style="normal" style:text-underline-style="none" fo:font-weight="bold" fo:background-color="transparent" style:font-size-asian="14.5pt" style:font-weight-asian="bold" style:font-size-complex="14.5pt" style:font-weight-complex="bold"/>
    </style:style>
    <style:style style:name="T57" style:family="text">
      <style:text-properties fo:color="#ff0000" loext:opacity="100%" style:font-name="Courier New" fo:font-size="14.5pt" fo:language="zxx" fo:country="none" fo:font-style="normal" style:text-underline-style="none" fo:font-weight="bold" fo:background-color="transparent" style:font-size-asian="14.5pt" style:font-weight-asian="bold" style:font-size-complex="14.5pt" style:font-weight-complex="bold"/>
    </style:style>
    <style:style style:name="T58" style:family="text">
      <style:text-properties fo:color="#000080" loext:opacity="100%" style:text-outline="false" style:text-line-through-style="none" style:text-line-through-type="none" style:font-name="Courier New" fo:font-size="14.5pt" fo:language="zxx" fo:country="none" fo:font-style="normal" fo:text-shadow="none" style:text-underline-style="none" fo:font-weight="bold" style:letter-kerning="true" fo:background-color="transparent" style:font-size-asian="14.5pt" style:font-style-asian="normal" style:font-weight-asian="bold" style:font-size-complex="14.5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ff0000" loext:opacity="100%" style:text-outline="false" style:text-line-through-style="none" style:text-line-through-type="none" style:font-name="Courier New" fo:font-size="14.5pt" fo:language="zxx" fo:country="none" fo:font-style="normal" fo:text-shadow="none" style:text-underline-style="none" fo:font-weight="bold" style:letter-kerning="true" fo:background-color="transparent" style:font-size-asian="14.5pt" style:font-style-asian="normal" style:font-weight-asian="bold" style:font-size-complex="14.5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color="#808080" loext:opacity="100%" style:font-name="Courier New" fo:font-size="14.5pt" fo:language="zxx" fo:country="none" fo:font-style="normal" style:text-underline-style="none" fo:font-weight="bold" fo:background-color="transparent" style:font-size-asian="14.5pt" style:font-weight-asian="bold" style:font-size-complex="14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992cm" svg:height="8.999cm" svg:x="1.249cm" svg:y="0.749cm" presentation:class="title">
          <draw:text-box>
            <text:p><text:span text:style-name="T1">Go 1.22</text:span></text:p>
          </draw:text-box>
        </draw:frame>
        <draw:frame presentation:style-name="pr2" draw:text-style-name="P2" draw:layer="layout" svg:width="24.992cm" svg:height="3.25cm" svg:x="1.249cm" svg:y="10.748cm" presentation:class="subtitle" presentation:user-transformed="true">
          <draw:text-box>
            <text:p><text:span text:style-name="T2">Release Note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<text:span text:style-name="T3">For loop </text:span>vars: problem</text:p>
          </draw:text-box>
        </draw:frame>
        <draw:frame presentation:style-name="pr5" draw:layer="layout" svg:width="26.744cm" svg:height="2.341cm" svg:x="0.496cm" svg:y="3.609cm" presentation:class="outline" presentation:user-transformed="true">
          <draw:text-box>
            <text:list text:style-name="L2">
              <text:list-header>
                <text:p>One the most common mistakes in Go was something like</text:p>
              </text:list-header>
            </text:list>
          </draw:text-box>
        </draw:frame>
        <draw:frame draw:style-name="gr2" draw:text-style-name="P5" draw:layer="layout" svg:width="20.793cm" svg:height="7.481cm" svg:x="2.702cm" svg:y="5.459cm">
          <draw:text-box>
            <text:p><text:span text:style-name="T4">for</text:span><text:span text:style-name="T5"> index := </text:span><text:span text:style-name="T6">0</text:span><text:span text:style-name="T5">; index &lt; </text:span><text:span text:style-name="T7">len</text:span><text:span text:style-name="T5">(workers</text:span><text:span text:style-name="T8">); index++ {</text:span></text:p>
            <text:p><text:span text:style-name="T8"><text:tab/></text:span><text:span text:style-name="T9">go func</text:span><text:span text:style-name="T8">() {</text:span></text:p>
            <text:p><text:span text:style-name="T5"><text:tab/></text:span><text:span text:style-name="T5"><text:tab/></text:span><text:span text:style-name="T5">err := workers[</text:span><text:span text:style-name="T8">index].Run()</text:span></text:p>
            <text:p><text:span text:style-name="T8"><text:tab/></text:span><text:span text:style-name="T8"><text:tab/></text:span><text:span text:style-name="T8">if err != </text:span><text:span text:style-name="T10">nil</text:span><text:span text:style-name="T8"> {</text:span></text:p>
            <text:p><text:span text:style-name="T8"><text:tab/></text:span><text:span text:style-name="T8"><text:tab/></text:span><text:span text:style-name="T8"><text:tab/></text:span><text:span text:style-name="T11">fmt.Println</text:span><text:span text:style-name="T8">(err)</text:span></text:p>
            <text:p><text:span text:style-name="T8"><text:tab/></text:span><text:span text:style-name="T8"><text:tab/></text:span><text:span text:style-name="T8">}</text:span></text:p>
            <text:p><text:span text:style-name="T8"><text:tab/></text:span><text:span text:style-name="T8">}()</text:span></text:p>
            <text:p><text:span text:style-name="T8">}</text:span></text:p>
          </draw:text-box>
        </draw:frame>
        <draw:frame draw:style-name="gr3" draw:text-style-name="P6" draw:layer="layout" svg:width="24.912cm" svg:height="3.084cm" svg:x="1.758cm" svg:y="12.585cm">
          <draw:text-box>
            <text:p><text:span text:style-name="T12">What’s wrong with this code? (in Go 1.21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<text:span text:style-name="T3">For loop vars: </text:span>problem</text:p>
          </draw:text-box>
        </draw:frame>
        <draw:frame presentation:style-name="pr5" draw:layer="layout" svg:width="26.744cm" svg:height="2.341cm" svg:x="0.496cm" svg:y="3.609cm" presentation:class="outline" presentation:user-transformed="true">
          <draw:text-box>
            <text:list text:style-name="L2">
              <text:list-header>
                <text:p>One the most common mistakes in Go was something like</text:p>
              </text:list-header>
            </text:list>
          </draw:text-box>
        </draw:frame>
        <draw:frame draw:style-name="gr2" draw:text-style-name="P5" draw:layer="layout" svg:width="20.793cm" svg:height="7.481cm" svg:x="2.702cm" svg:y="5.459cm">
          <draw:text-box>
            <text:p text:style-name="P8"><text:span text:style-name="T4">for</text:span><text:span text:style-name="T5"> </text:span><text:span text:style-name="T13">index</text:span><text:span text:style-name="T5"> := </text:span><text:span text:style-name="T6">0</text:span><text:span text:style-name="T5">; </text:span><text:span text:style-name="T13">index</text:span><text:span text:style-name="T5"> &lt; </text:span><text:span text:style-name="T7">len</text:span><text:span text:style-name="T5">(workers</text:span><text:span text:style-name="T8">); </text:span><text:span text:style-name="T14">index</text:span><text:span text:style-name="T8">++ {</text:span></text:p>
            <text:p><text:span text:style-name="T8"><text:tab/></text:span><text:span text:style-name="T9">go func</text:span><text:span text:style-name="T8">() {</text:span></text:p>
            <text:p><text:span text:style-name="T5"><text:tab/></text:span><text:span text:style-name="T5"><text:tab/></text:span><text:span text:style-name="T5">err := workers[</text:span><text:span text:style-name="T14">index</text:span><text:span text:style-name="T8">].Run()</text:span></text:p>
            <text:p><text:span text:style-name="T8"><text:tab/></text:span><text:span text:style-name="T8"><text:tab/></text:span><text:span text:style-name="T8">if err != </text:span><text:span text:style-name="T10">nil</text:span><text:span text:style-name="T8"> {</text:span></text:p>
            <text:p><text:span text:style-name="T8"><text:tab/></text:span><text:span text:style-name="T8"><text:tab/></text:span><text:span text:style-name="T8"><text:tab/></text:span><text:span text:style-name="T11">fmt.Println</text:span><text:span text:style-name="T8">(err)</text:span></text:p>
            <text:p><text:span text:style-name="T8"><text:tab/></text:span><text:span text:style-name="T8"><text:tab/></text:span><text:span text:style-name="T8">}</text:span></text:p>
            <text:p><text:span text:style-name="T8"><text:tab/></text:span><text:span text:style-name="T8">}()</text:span></text:p>
            <text:p><text:span text:style-name="T8">}</text:span></text:p>
          </draw:text-box>
        </draw:frame>
        <draw:frame draw:style-name="gr3" draw:text-style-name="P6" draw:layer="layout" svg:width="24.912cm" svg:height="3.084cm" svg:x="1.758cm" svg:y="12.585cm">
          <draw:text-box>
            <text:p text:style-name="P8"><text:span text:style-name="T12">Before Go 1.22, this would always use the vars from the </text:span><text:span text:style-name="T15">last iteration</text:span><text:span text:style-name="T12">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<text:span text:style-name="T3">For loop </text:span>vars: solution</text:p>
          </draw:text-box>
        </draw:frame>
        <draw:frame draw:style-name="gr4" draw:text-style-name="P9" draw:layer="layout" svg:width="18.109cm" svg:height="7.977cm" svg:x="2.54cm" svg:y="6.625cm">
          <draw:text-box>
            <text:p><text:span text:style-name="T16">for</text:span><text:span text:style-name="T17"> </text:span><text:span text:style-name="T18">index</text:span><text:span text:style-name="T17"> := </text:span><text:span text:style-name="T19">0</text:span><text:span text:style-name="T20">; index &lt; </text:span><text:span text:style-name="T21">len</text:span><text:span text:style-name="T20">(workers); index++</text:span><text:span text:style-name="T17"> {</text:span></text:p>
            <text:p text:style-name="P8"><text:span text:style-name="T22"><text:tab/></text:span><text:span text:style-name="T23">index</text:span><text:span text:style-name="T24"> </text:span><text:span text:style-name="T22">:=</text:span><text:span text:style-name="T24"> </text:span><text:span text:style-name="T18">index</text:span></text:p>
            <text:p><text:span text:style-name="T17"><text:tab/></text:span><text:span text:style-name="T16">go func</text:span><text:span text:style-name="T17">() {</text:span></text:p>
            <text:p><text:span text:style-name="T25"><text:tab/></text:span><text:span text:style-name="T25"><text:tab/></text:span><text:span text:style-name="T25">err := </text:span><text:span text:style-name="T22">workers[</text:span><text:span text:style-name="T26">index]</text:span><text:span text:style-name="T17">.Run()</text:span></text:p>
            <text:p><text:span text:style-name="T17"><text:tab/></text:span><text:span text:style-name="T17"><text:tab/></text:span><text:span text:style-name="T17">if err != </text:span><text:span text:style-name="T27">nil</text:span><text:span text:style-name="T17"> {</text:span></text:p>
            <text:p><text:span text:style-name="T17"><text:tab/></text:span><text:span text:style-name="T17"><text:tab/></text:span><text:span text:style-name="T17"><text:tab/></text:span><text:span text:style-name="T20">fmt.Println</text:span><text:span text:style-name="T17">(err)</text:span></text:p>
            <text:p><text:span text:style-name="T17"><text:tab/></text:span><text:span text:style-name="T17"><text:tab/></text:span><text:span text:style-name="T17">}</text:span></text:p>
            <text:p><text:span text:style-name="T17"><text:tab/></text:span><text:span text:style-name="T17">}()</text:span></text:p>
            <text:p><text:span text:style-name="T17">}</text:span></text:p>
          </draw:text-box>
        </draw:frame>
        <draw:frame draw:style-name="gr3" draw:text-style-name="P6" draw:layer="layout" svg:width="24.912cm" svg:height="3.084cm" svg:x="1.758cm" svg:y="3.266cm">
          <draw:text-box>
            <text:p><text:span text:style-name="T12">The fix was to pass these vars to the func, or create local vars in loop: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<text:span text:style-name="T3">For loop vars: </text:span>solution</text:p>
          </draw:text-box>
        </draw:frame>
        <draw:frame presentation:style-name="pr5" draw:text-style-name="P10" draw:layer="layout" svg:width="26.744cm" svg:height="1.906cm" svg:x="0.896cm" svg:y="3.809cm" presentation:class="outline" presentation:user-transformed="true">
          <draw:text-box>
            <text:list text:style-name="L2">
              <text:list-item>
                <text:p>With Go 1.22, loop variables are created at each iteration</text:p>
              </text:list-item>
            </text:list>
          </draw:text-box>
        </draw:frame>
        <draw:frame draw:style-name="gr5" draw:text-style-name="P11" draw:layer="layout" svg:width="7.784cm" svg:height="5.44cm" svg:x="16.625cm" svg:y="7.105cm">
          <draw:text-box>
            <text:p><text:span text:style-name="T28">Output in Go 1.22: (example)</text:span></text:p>
            <text:p><text:span text:style-name="T29"/></text:p>
            <text:p><text:span text:style-name="T29">0xc0000a4010</text:span></text:p>
            <text:p><text:span text:style-name="T29">0xc0000a4018</text:span></text:p>
            <text:p><text:span text:style-name="T29">0xc0000a4030</text:span></text:p>
            <text:p><text:span text:style-name="T29">0xc0000a4038</text:span></text:p>
            <text:p><text:span text:style-name="T29">0xc0000a4040</text:span></text:p>
            <text:p><text:span text:style-name="T29"/></text:p>
          </draw:text-box>
        </draw:frame>
        <draw:frame draw:style-name="gr6" draw:text-style-name="P12" draw:layer="layout" svg:width="15.305cm" svg:height="9.999cm" svg:x="1.235cm" svg:y="5.71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13" draw:layer="layout" svg:width="10.795cm" svg:height="1.905cm" svg:x="2.68cm" svg:y="13.835cm">
          <draw:text-box>
            <text:p><text:span text:style-name="T30">Also: </text:span><text:span text:style-name="T31">fmt.Printf("%p\n", &amp;i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<text:span text:style-name="T3">For loop </text:span>vars: simpler</text:p>
          </draw:text-box>
        </draw:frame>
        <draw:frame draw:style-name="gr8" draw:text-style-name="P14" draw:layer="layout" svg:width="24.912cm" svg:height="4.233cm" svg:x="0.635cm" svg:y="3.718cm">
          <draw:text-box>
            <text:p><text:span text:style-name="T32">Let’s make the above code simpler</text:span></text:p>
            <text:list text:style-name="L3">
              <text:list-item>
                <text:p><text:span text:style-name="T32">Use </text:span><text:span text:style-name="T33">range</text:span></text:p>
              </text:list-item>
              <text:list-item>
                <text:p><text:span text:style-name="T32">Wrap the func in another func that handles error and returns nothing</text:span></text:p>
              </text:list-item>
            </text:list>
            <text:p><text:span text:style-name="T32"/></text:p>
          </draw:text-box>
        </draw:frame>
        <draw:frame draw:style-name="gr9" draw:text-style-name="P5" draw:layer="layout" svg:width="20.793cm" svg:height="5.715cm" svg:x="2.54cm" svg:y="7.62cm">
          <draw:text-box>
            <text:p><text:span text:style-name="T4">for</text:span><text:span text:style-name="T5"> _, worker := </text:span><text:span text:style-name="T4">range</text:span><text:span text:style-name="T5"> workers</text:span><text:span text:style-name="T8"> {</text:span></text:p>
            <text:p text:style-name="P8"><text:span text:style-name="T34"><text:tab/></text:span><text:span text:style-name="T4">go </text:span><text:span text:style-name="T5">worker</text:span><text:span text:style-name="T11">.RunNoError()</text:span></text:p>
            <text:p><text:span text:style-name="T8">}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<text:span text:style-name="T3">Range over int</text:span></text:p>
          </draw:text-box>
        </draw:frame>
        <draw:frame presentation:style-name="pr5" draw:layer="layout" svg:width="26.744cm" svg:height="2.341cm" svg:x="0.896cm" svg:y="4.009cm" presentation:class="outline" presentation:user-transformed="true">
          <draw:text-box>
            <text:list text:style-name="L2">
              <text:list-header>
                <text:p>Now you can range over int!</text:p>
              </text:list-header>
            </text:list>
          </draw:text-box>
        </draw:frame>
        <draw:frame draw:style-name="gr10" draw:text-style-name="P9" draw:layer="layout" svg:width="14.045cm" svg:height="2.793cm" svg:x="2.702cm" svg:y="6.214cm">
          <draw:text-box>
            <text:p><text:span text:style-name="T35">for</text:span><text:span text:style-name="T36"> index := </text:span><text:span text:style-name="T35">range</text:span><text:span text:style-name="T36"> </text:span><text:span text:style-name="T37">10</text:span><text:span text:style-name="T36"> {</text:span></text:p>
            <text:p><text:span text:style-name="T22"><text:tab/></text:span><text:span text:style-name="T22">fmt.Printf(</text:span><text:span text:style-name="T38">“index = %d\n”</text:span><text:span text:style-name="T22">, </text:span><text:span text:style-name="T36">index)</text:span></text:p>
            <text:p><text:span text:style-name="T17">}</text:span></text:p>
          </draw:text-box>
        </draw:frame>
        <draw:frame draw:style-name="gr11" draw:text-style-name="P9" draw:layer="layout" svg:width="14.299cm" svg:height="2.793cm" svg:x="2.703cm" svg:y="11.215cm">
          <draw:text-box>
            <text:p><text:span text:style-name="T35">for</text:span><text:span text:style-name="T36"> index := </text:span><text:span text:style-name="T39">0</text:span><text:span text:style-name="T36">; index &lt; </text:span><text:span text:style-name="T39">10</text:span><text:span text:style-name="T36">; index++ {</text:span></text:p>
            <text:p><text:span text:style-name="T22"><text:tab/></text:span><text:span text:style-name="T22">fmt.Printf(</text:span><text:span text:style-name="T38">“index = %d\n”</text:span><text:span text:style-name="T22">, </text:span><text:span text:style-name="T36">index)</text:span></text:p>
            <text:p><text:span text:style-name="T17">}</text:span></text:p>
          </draw:text-box>
        </draw:frame>
        <draw:frame presentation:style-name="pr5" draw:layer="layout" svg:width="12.439cm" svg:height="2.341cm" svg:x="0.896cm" svg:y="9.31cm" presentation:class="outline" presentation:user-transformed="true">
          <draw:text-box>
            <text:list text:style-name="L2">
              <text:list-header>
                <text:p>Instead of: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Iterators</text:p>
          </draw:text-box>
        </draw:frame>
        <draw:frame presentation:style-name="pr5" draw:layer="layout" svg:width="26.744cm" svg:height="2.341cm" svg:x="-0.104cm" svg:y="3.675cm" presentation:class="outline" presentation:user-transformed="true">
          <draw:text-box>
            <text:list text:style-name="L2">
              <text:list-header>
                <text:p><text:span text:style-name="T40">Set env var</text:span> <text:span text:style-name="T41">GOEXPERIMENT=rangefunc</text:span></text:p>
              </text:list-header>
            </text:list>
          </draw:text-box>
        </draw:frame>
        <draw:frame draw:style-name="gr12" draw:text-style-name="P15" draw:layer="layout" svg:width="19.62cm" svg:height="9.705cm" svg:x="1.57cm" svg:y="3.78cm">
          <draw:text-box>
            <text:p><text:span text:style-name="T42">func</text:span><text:span text:style-name="T43"> Backward[E any](s []E) </text:span><text:span text:style-name="T42">func</text:span><text:span text:style-name="T43">(</text:span><text:span text:style-name="T42">func</text:span><text:span text:style-name="T43">(int, E) </text:span><text:span text:style-name="T44">bool</text:span><text:span text:style-name="T43">) {</text:span></text:p>
            <text:p><text:span text:style-name="T43"><text:s text:c="4"/></text:span><text:span text:style-name="T42">return</text:span><text:span text:style-name="T43"> </text:span><text:span text:style-name="T42">func</text:span><text:span text:style-name="T43">(</text:span><text:span text:style-name="T44">yield</text:span><text:span text:style-name="T43"> </text:span><text:span text:style-name="T42">func</text:span><text:span text:style-name="T43">(</text:span><text:span text:style-name="T44">int</text:span><text:span text:style-name="T43">, E) </text:span><text:span text:style-name="T44">bool</text:span><text:span text:style-name="T43">) {</text:span></text:p>
            <text:p><text:span text:style-name="T43"><text:s text:c="8"/></text:span><text:span text:style-name="T42">for</text:span><text:span text:style-name="T43"> i := </text:span><text:span text:style-name="T44">len</text:span><text:span text:style-name="T43">(s)-</text:span><text:span text:style-name="T45">1</text:span><text:span text:style-name="T43">; i &gt;= </text:span><text:span text:style-name="T45">0</text:span><text:span text:style-name="T43">; i-- {</text:span></text:p>
            <text:p><text:span text:style-name="T43"><text:s text:c="12"/></text:span><text:span text:style-name="T42">if</text:span><text:span text:style-name="T43"> !</text:span><text:span text:style-name="T44">yield</text:span><text:span text:style-name="T43">(i, s[i]) {</text:span></text:p>
            <text:p><text:span text:style-name="T43"><text:s text:c="16"/></text:span><text:span text:style-name="T42">return</text:span></text:p>
            <text:p><text:span text:style-name="T43"><text:s text:c="12"/></text:span><text:span text:style-name="T43">}</text:span></text:p>
            <text:p><text:span text:style-name="T43"><text:s text:c="8"/></text:span><text:span text:style-name="T43">}</text:span></text:p>
            <text:p><text:span text:style-name="T43"><text:s text:c="4"/></text:span><text:span text:style-name="T43">}</text:span></text:p>
            <text:p><text:span text:style-name="T43">}</text:span></text:p>
          </draw:text-box>
        </draw:frame>
        <draw:frame draw:style-name="gr13" draw:text-style-name="P9" draw:layer="layout" svg:width="13.335cm" svg:height="5.08cm" svg:x="13.335cm" svg:y="8.825cm">
          <draw:text-box>
            <text:p><text:span text:style-name="T36">s := []</text:span><text:span text:style-name="T21">string</text:span><text:span text:style-name="T36">{</text:span><text:span text:style-name="T46">"hello"</text:span><text:span text:style-name="T36">, </text:span><text:span text:style-name="T46">"world"</text:span><text:span text:style-name="T36">}</text:span></text:p>
            <text:p><text:span text:style-name="T35">for</text:span><text:span text:style-name="T36"> i, x := </text:span><text:span text:style-name="T35">range</text:span><text:span text:style-name="T36"> Backward(s) {</text:span></text:p>
            <text:p><text:span text:style-name="T36"><text:s text:c="4"/></text:span><text:span text:style-name="T36">fmt.Println(i, x)</text:span></text:p>
            <text:p><text:span text:style-name="T36">}</text:span></text:p>
          </draw:text-box>
        </draw:frame>
        <draw:frame draw:style-name="gr14" draw:text-style-name="P16" draw:layer="layout" svg:width="15.7cm" svg:height="1.064cm" svg:x="1.721cm" svg:y="14.406cm">
          <draw:text-box>
            <text:p><text:span text:style-name="T47">More info: </text:span><text:span text:style-name="T48">https://go.dev/wiki/RangefuncExperiment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math/rand/v2</text:p>
          </draw:text-box>
        </draw:frame>
        <draw:frame presentation:style-name="pr5" draw:layer="layout" svg:width="26.744cm" svg:height="9.126cm" svg:x="0.896cm" svg:y="4.709cm" presentation:class="outline" presentation:user-transformed="true">
          <draw:text-box>
            <text:list text:style-name="L2">
              <text:list-header>
                <text:p>First “v2” in the standard library: “math/rand/v2”</text:p>
                <text:p text:style-name="P17"><text:span text:style-name="T49">See my recent commit in “</text:span>repassgen” as an example:</text:p>
                <text:list>
                  <text:list-item>
                    <text:p><text:a xlink:href="https://github.com/ilius/repassgen/commits/master/" xlink:type="simple">https://github.com/ilius/repassgen/commits/master/</text:a></text:p>
                  </text:list-item>
                  <text:list-item>
                    <text:p>Commit: <text:a xlink:href="https://github.com/ilius/repassgen/commit/96d57e40e2731deaf6324377234952be51514596" xlink:type="simple">switch to math/rand/v2</text:a></text:p>
                    <text:p/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Tools</text:p>
          </draw:text-box>
        </draw:frame>
        <draw:frame presentation:style-name="pr5" draw:layer="layout" svg:width="26.744cm" svg:height="9.126cm" svg:x="0.896cm" svg:y="3.574cm" presentation:class="outline" presentation:user-transformed="true">
          <draw:text-box>
            <text:list text:style-name="L2">
              <text:list-item>
                <text:p><text:span text:style-name="T12">“</text:span><text:span text:style-name="T12">vendor” directory for workspace: <text:s/></text:span><text:span text:style-name="T50">go work vendor</text:span></text:p>
              </text:list-item>
              <text:list-item>
                <text:p><text:span text:style-name="T51">No </text:span><text:span text:style-name="T52">“</text:span><text:span text:style-name="T53">go get</text:span><text:span text:style-name="T52">” </text:span><text:span text:style-name="T51">outside</text:span><text:span text:style-name="T52"> </text:span><text:span text:style-name="T50">GOPATH</text:span><text:span text:style-name="T51">, even with </text:span><text:span text:style-name="T53">GO111MODULE=off</text:span></text:p>
              </text:list-item>
              <text:list-item>
                <text:p><text:span text:style-name="T50">“</text:span><text:span text:style-name="T53">go test -cover</text:span><text:span text:style-name="T50">” </text:span><text:span text:style-name="T51">treats untested packages as %0 coverage for their </text:span><text:span text:style-name="T51">parent package.</text:span></text:p>
              </text:list-item>
              <text:list-item>
                <text:p><text:span text:style-name="T50">“</text:span><text:span text:style-name="T53">go vet</text:span><text:span text:style-name="T50">”</text:span><text:span text:style-name="T51"> comes with new warning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8" draw:layer="layout" svg:width="25.191cm" svg:height="2.63cm" svg:x="1.396cm" svg:y="0.251cm" presentation:class="title" presentation:user-transformed="true">
          <draw:text-box>
            <text:p text:style-name="P18"><text:span text:style-name="T54">Enhanced routing patterns</text:span></text:p>
          </draw:text-box>
        </draw:frame>
        <draw:frame draw:style-name="gr15" draw:text-style-name="P21" draw:layer="layout" svg:width="27.356cm" svg:height="12.065cm" svg:x="0.435cm" svg:y="3.275cm">
          <draw:text-box>
            <text:p text:style-name="P19"><text:span text:style-name="T55">package </text:span><text:span text:style-name="T56">main</text:span></text:p>
            <text:p text:style-name="P19"><text:span text:style-name="T55"/></text:p>
            <text:p text:style-name="P19"><text:span text:style-name="T55">import (</text:span></text:p>
            <text:p text:style-name="P19"><text:span text:style-name="T55"><text:tab/></text:span><text:span text:style-name="T57">"net/http"</text:span></text:p>
            <text:p text:style-name="P20"><text:span text:style-name="T58"><text:tab/></text:span><text:span text:style-name="T59">"log</text:span><text:span text:style-name="T59">"</text:span></text:p>
            <text:p text:style-name="P19"><text:span text:style-name="T55">)</text:span></text:p>
            <text:p text:style-name="P19"><text:span text:style-name="T55"/></text:p>
            <text:p text:style-name="P19"><text:span text:style-name="T55">func </text:span><text:span text:style-name="T56">main</text:span><text:span text:style-name="T55">() {</text:span></text:p>
            <text:p text:style-name="P20"><text:span text:style-name="T55"><text:tab/></text:span><text:span text:style-name="T56">http</text:span><text:span text:style-name="T55">.</text:span><text:span text:style-name="T56">HandleFunc</text:span><text:span text:style-name="T55">(</text:span><text:span text:style-name="T57">"GET /users/{$}"</text:span><text:span text:style-name="T55">, func(</text:span><text:span text:style-name="T56">w</text:span><text:span text:style-name="T55"> </text:span><text:span text:style-name="T56">http</text:span><text:span text:style-name="T55">.</text:span><text:span text:style-name="T56">ResponseWriter</text:span><text:span text:style-name="T55">, </text:span><text:span text:style-name="T56">r</text:span><text:span text:style-name="T55"> *</text:span><text:span text:style-name="T56">http</text:span><text:span text:style-name="T55">.</text:span><text:span text:style-name="T56">Request</text:span><text:span text:style-name="T55">) {</text:span></text:p>
            <text:p text:style-name="P20"><text:span text:style-name="T55"><text:tab/></text:span><text:span text:style-name="T55"><text:tab/></text:span><text:span text:style-name="T60">// get list of users</text:span></text:p>
            <text:p text:style-name="P20"><text:span text:style-name="T55"><text:tab/></text:span><text:span text:style-name="T55">})</text:span></text:p>
            <text:p text:style-name="P20"><text:span text:style-name="T58"><text:tab/></text:span><text:span text:style-name="T56">http</text:span><text:span text:style-name="T55">.</text:span><text:span text:style-name="T56">HandleFunc</text:span><text:span text:style-name="T55">(</text:span><text:span text:style-name="T57">"POST /users/{$}"</text:span><text:span text:style-name="T55">, func(</text:span><text:span text:style-name="T56">w</text:span><text:span text:style-name="T55"> </text:span><text:span text:style-name="T56">http</text:span><text:span text:style-name="T55">.</text:span><text:span text:style-name="T56">ResponseWriter</text:span><text:span text:style-name="T55">, </text:span><text:span text:style-name="T56">r</text:span><text:span text:style-name="T55"> *</text:span><text:span text:style-name="T56">http</text:span><text:span text:style-name="T55">.</text:span><text:span text:style-name="T56">Request</text:span><text:span text:style-name="T55">) {</text:span></text:p>
            <text:p text:style-name="P20"><text:span text:style-name="T55"><text:tab/></text:span><text:span text:style-name="T55"><text:tab/></text:span><text:span text:style-name="T60">// create a new user</text:span></text:p>
            <text:p text:style-name="P20"><text:span text:style-name="T55"><text:tab/></text:span><text:span text:style-name="T55">})</text:span></text:p>
            <text:p text:style-name="P19"><text:span text:style-name="T58"><text:tab/></text:span><text:span text:style-name="T56">http</text:span><text:span text:style-name="T55">.</text:span><text:span text:style-name="T56">HandleFunc</text:span><text:span text:style-name="T55">(</text:span><text:span text:style-name="T57">"GET /users/{id}/"</text:span><text:span text:style-name="T55">, func(</text:span><text:span text:style-name="T56">w</text:span><text:span text:style-name="T55"> </text:span><text:span text:style-name="T56">http</text:span><text:span text:style-name="T55">.</text:span><text:span text:style-name="T56">ResponseWriter</text:span><text:span text:style-name="T55">, </text:span><text:span text:style-name="T56">r</text:span><text:span text:style-name="T55"> *</text:span><text:span text:style-name="T56">http</text:span><text:span text:style-name="T55">.</text:span><text:span text:style-name="T56">Request</text:span><text:span text:style-name="T55">) {</text:span></text:p>
            <text:p text:style-name="P19"><text:span text:style-name="T55"><text:tab/></text:span><text:span text:style-name="T55"><text:tab/></text:span><text:span text:style-name="T56">userId</text:span><text:span text:style-name="T55"> := </text:span><text:span text:style-name="T56">r</text:span><text:span text:style-name="T55">.</text:span><text:span text:style-name="T56">PathValue</text:span><text:span text:style-name="T55">(</text:span><text:span text:style-name="T57">"id"</text:span><text:span text:style-name="T55">)</text:span></text:p>
            <text:p text:style-name="P20"><text:span text:style-name="T55"><text:tab/></text:span><text:span text:style-name="T55"><text:tab/></text:span><text:span text:style-name="T60">// get this certain user</text:span></text:p>
            <text:p text:style-name="P19"><text:span text:style-name="T55"><text:tab/></text:span><text:span text:style-name="T55">})</text:span></text:p>
            <text:p text:style-name="P19"><text:span text:style-name="T55"><text:tab/></text:span><text:span text:style-name="T56">log</text:span><text:span text:style-name="T55">.</text:span><text:span text:style-name="T56">Fatal</text:span><text:span text:style-name="T55">(</text:span><text:span text:style-name="T56">http</text:span><text:span text:style-name="T55">.</text:span><text:span text:style-name="T56">ListenAndServe</text:span><text:span text:style-name="T55">(</text:span><text:span text:style-name="T57">":80"</text:span><text:span text:style-name="T55">, nil))</text:span></text:p>
            <text:p text:style-name="P19"><text:span text:style-name="T55">}</text:span></text:p>
          </draw:text-box>
        </draw:frame>
        <presentation:notes draw:style-name="dp5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adornments="Ligera" style:font-family-generic="modern" style:font-pitch="fixed"/>
    <style:font-face style:name="Courier New2" svg:font-family="'Courier New'" style:font-adornments="Ligera" style:font-family-generic="modern" style:font-pitch="variable"/>
    <style:font-face style:name="Courier New3" svg:font-family="'Courier New'" style:font-adornments="Regular" style:font-family-generic="modern" style:font-pitch="fixed"/>
    <style:font-face style:name="Courier New4" svg:font-family="'Courier New'" style:font-adornments="Regular" style:font-family-generic="modern" style:font-pitch="variable"/>
    <style:font-face style:name="Courier New5" svg:font-family="'Courier New'" style:font-family-generic="moder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adornments="Book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onospace" svg:font-family="Monospace" style:font-pitch="fixed"/>
    <style:font-face style:name="Monospace1" svg:font-family="Monospace" style:font-adornments="Regular" style:font-pitch="fixed"/>
    <style:font-face style:name="Monospace2" svg:font-family="Monospace" style:font-adornments="Regular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swiss" style:font-pitch="variable"/>
    <style:font-face style:name="Noto Sans Mono1" svg:font-family="'Noto Sans Mono'" style:font-family-generic="swiss" style:font-pitch="fixed"/>
    <style:font-face style:name="Noto Sans Mono2" svg:font-family="'Noto Sans Mono'" style:font-adornments="Regular" style:font-family-generic="swiss" style:font-pitch="fixed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pitch="variable"/>
    <style:font-face style:name="Noto Sans Regular4" svg:font-family="'Noto Sans Regular'" style:font-family-generic="moder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Open Sans2" svg:font-family="'Open Sans'" style:font-adornments="Regular" style:font-pitch="variable"/>
    <style:font-face style:name="Open Sans3" svg:font-family="'Open Sans'" style:font-adornments="Regular" style:font-family-generic="modern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family-generic="modern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Source Sans Pro3" svg:font-family="'Source Sans Pro'" style:font-adornments="Regular" style:font-family-generic="swiss"/>
    <style:font-face style:name="Source Sans Pro4" svg:font-family="'Source Sans Pro'" style:font-family-generic="swiss"/>
    <style:font-face style:name="Source Sans Pro5" svg:font-family="'Source Sans Pro'" style:font-family-generic="moder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ffffff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Open Sans1" fo:font-family="'Open Sans'" style:font-style-name="Regular" style:font-family-generic="swiss" style:font-pitch="variable" fo:font-size="1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Code-Light" style:family="graphic" style:parent-style-name="standard">
      <style:graphic-properties draw:stroke="solid" svg:stroke-color="#939393" draw:fill="none" draw:fill-color="#d0d0d0" loext:fill-use-slide-background="false" fo:padding-top="1.27cm" fo:padding-bottom="1.27cm" fo:padding-left="0.762cm" fo:padding-right="0cm" draw:shadow-offset-y="0.025cm"/>
      <style:paragraph-properties fo:margin-top="0cm" fo:margin-bottom="0cm" fo:line-height="100%" loext:tab-stop-distance="0cm">
        <style:tab-stops/>
      </style:paragraph-properties>
      <style:text-properties style:font-name="Noto Sans Mono2" fo:font-family="'Noto Sans Mono'" style:font-style-name="Regular" style:font-family-generic="swiss" style:font-pitch="fixed"/>
    </style:style>
    <style:style style:name="Code-Light-distance2" style:family="graphic" style:parent-style-name="Code-Light">
      <style:graphic-properties fo:padding-right="0cm"/>
      <style:paragraph-properties fo:margin-top="0.508cm" fo:margin-bottom="0cm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5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6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8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Open Sans" fo:font-family="'Open Sans'" style:font-family-generic="swiss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DejaVu Sans Mono2" fo:font-family="'DejaVu Sans Mono'" style:font-style-name="Book" style:font-family-generic="modern" style:font-pitch="fixed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8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49cm" fo:min-width="27.791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2.8cm" fo:min-width="27.791cm" loext:decorative="false"/>
    </style:style>
    <style:style style:name="Mgr5" style:family="graphic" style:parent-style-name="Accent_20_1">
      <style:graphic-properties fo:min-height="0.3cm" fo:min-width="27.791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791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7.991cm" svg:height="5.249cm" svg:x="0cm" svg:y="10.49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498cm" svg:height="1.25cm" svg:x="1.249cm" svg:y="14.248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8.997cm" svg:height="1.25cm" svg:x="9.496cm" svg:y="14.248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498cm" svg:height="1.25cm" svg:x="19.993cm" svg:y="14.248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4.992cm" svg:height="8.999cm" svg:x="1.249cm" svg:y="0.749cm" presentation:class="title" presentation:placeholder="true">
        <draw:text-box/>
      </draw:frame>
      <draw:frame presentation:style-name="Vivid-outline1" draw:layer="backgroundobjects" svg:width="24.992cm" svg:height="3.25cm" svg:x="1.249cm" svg:y="10.748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7.991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4.992cm" svg:height="2.75cm" svg:x="1.499cm" svg:y="0.249cm" presentation:class="title" presentation:placeholder="true">
        <draw:text-box/>
      </draw:frame>
      <draw:frame presentation:style-name="Vivid1-outline1" draw:layer="backgroundobjects" svg:width="24.992cm" svg:height="9.749cm" svg:x="1.499cm" svg:y="3.999cm" presentation:class="outline" presentation:placeholder="true">
        <draw:text-box/>
      </draw:frame>
      <draw:frame presentation:style-name="Mpr4" draw:layer="backgroundobjects" svg:width="6.498cm" svg:height="1.25cm" svg:x="1.499cm" svg:y="14.248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8.997cm" svg:height="1.25cm" svg:x="9.496cm" svg:y="14.248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498cm" svg:height="1.25cm" svg:x="19.993cm" svg:y="14.248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7.991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4.992cm" svg:height="2.75cm" svg:x="1.499cm" svg:y="0.749cm" presentation:class="title" presentation:placeholder="true">
        <draw:text-box/>
      </draw:frame>
      <draw:frame presentation:style-name="Vivid2-outline1" draw:layer="backgroundobjects" svg:width="24.992cm" svg:height="11.249cm" svg:x="1.499cm" svg:y="3.999cm" presentation:class="outline" presentation:placeholder="true">
        <draw:text-box/>
      </draw:frame>
      <draw:frame presentation:style-name="Mpr7" draw:layer="backgroundobjects" svg:width="6.498cm" svg:height="1.25cm" svg:x="1.499cm" svg:y="14.248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8.997cm" svg:height="1.25cm" svg:x="9.496cm" svg:y="14.218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48cm" svg:height="1.25cm" svg:x="21.243cm" svg:y="14.248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7.991cm" svg:height="0.25cm" svg:x="0cm" svg:y="15.49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08:34:46.138048545</meta:creation-date>
    <meta:editing-duration>P1DT45M17S</meta:editing-duration>
    <meta:editing-cycles>195</meta:editing-cycles>
    <meta:generator>LibreOffice/7.6.4.1$Linux_X86_64 LibreOffice_project/60$Build-1</meta:generator>
    <dc:title>Vivid</dc:title>
    <dc:date>2024-02-14T14:37:28.910703584</dc:date>
    <meta:document-statistic meta:object-count="103"/>
  </office:meta>
</office:document-meta>
</file>

<file path=Object 2/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609cm" svg:height="7.963cm" svg:x="0cm" svg:y="0cm">
          <draw:image xlink:href="Pictures/1000235A0000297200001F1CF0C9E097.svg" xlink:type="simple" xlink:show="embed" xlink:actuate="onLoad" draw:mime-type="image/svg+xml">
            <text:p/>
          </draw:image>
          <draw:image xlink:href="Pictures/10000001000001910000012D77E3DA11.png" xlink:type="simple" xlink:show="embed" xlink:actuate="onLoad" draw:mime-type="image/png"/>
        </draw:frame>
      </draw:page>
    </office:drawing>
  </office:body>
</office:document-content>
</file>

<file path=Object 2/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81cm" fo:margin-bottom="0.381cm" fo:margin-left="0.381cm" fo:margin-right="0.381cm" fo:page-width="10.61cm" fo:page-height="7.9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